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functions.LinearRegression -S 0 -R 1.0E-8</text:p>
      <text:p text:style-name="Standard">Relation: <text:s text:c="4"/>FeatureFileAllMT_Reg-weka.filters.unsupervised.attribute.Normalize-S1.0-T0.0-weka.filters.unsupervised.attribute.Remove-R1-28,30-33,35-42</text:p>
      <text:p text:style-name="Standard">Instances: <text:s text:c="3"/>1000</text:p>
      <text:p text:style-name="Standard">Attributes: <text:s text:c="2"/>3</text:p>
      <text:p text:style-name="Standard"><text:s text:c="14"/>MeanSimLabel</text:p>
      <text:p text:style-name="Standard"><text:s text:c="14"/>noun_Path</text:p>
      <text:p text:style-name="Standard"><text:s text:c="14"/>verb_Path</text:p>
      <text:p text:style-name="Standard">Test mode: <text:s text:c="3"/>10-fold cross-validation</text:p>
      <text:p text:style-name="Standard"/>
      <text:p text:style-name="Standard">=== Classifier model (full training set) ===</text:p>
      <text:p text:style-name="Standard"/>
      <text:p text:style-name="Standard"/>
      <text:p text:style-name="Standard">Linear Regression Model</text:p>
      <text:p text:style-name="Standard"/>
      <text:p text:style-name="Standard">MeanSimLabel =</text:p>
      <text:p text:style-name="Standard"/>
      <text:p text:style-name="Standard"><text:s text:c="6"/>0.9736 * noun_Path +</text:p>
      <text:p text:style-name="Standard"><text:s text:c="6"/>1.8619</text:p>
      <text:p text:style-name="Standard"/>
      <text:p text:style-name="Standard">Time taken to build model: 0 seconds</text:p>
      <text:p text:style-name="Standard"/>
      <text:p text:style-name="Standard">=== Predictions on test data ===</text:p>
      <text:p text:style-name="Standard"/>
      <text:p text:style-name="Standard">inst#,actual,predicted,error</text:p>
      <text:p text:style-name="Standard">1,0.6,1.915,1.315</text:p>
      <text:p text:style-name="Standard">2,0.5,1.937,1.437</text:p>
      <text:p text:style-name="Standard">3,2.4,1.851,-0.549</text:p>
      <text:p text:style-name="Standard">4,1,2.027,1.027</text:p>
      <text:p text:style-name="Standard">5,0.4,1.851,1.451</text:p>
      <text:p text:style-name="Standard">6,1.167,1.968,0.801</text:p>
      <text:p text:style-name="Standard">7,3,2.106,-0.894</text:p>
      <text:p text:style-name="Standard">8,1.167,1.872,0.706</text:p>
      <text:p text:style-name="Standard">9,0.6,2.382,1.782</text:p>
      <text:p text:style-name="Standard">10,1.333,1.925,0.592</text:p>
      <text:p text:style-name="Standard">11,2.667,1.874,-0.792</text:p>
      <text:p text:style-name="Standard">12,0.833,1.905,1.071</text:p>
      <text:p text:style-name="Standard">13,3.6,1.851,-1.749</text:p>
      <text:p text:style-name="Standard">14,0.6,1.851,1.251</text:p>
      <text:p text:style-name="Standard">15,3.4,2.34,-1.06</text:p>
      <text:p text:style-name="Standard">16,3.8,1.869,-1.931</text:p>
      <text:p text:style-name="Standard">17,2,2.159,0.159</text:p>
      <text:p text:style-name="Standard">18,1,1.851,0.851</text:p>
      <text:p text:style-name="Standard">19,0,1.851,1.851</text:p>
      <text:p text:style-name="Standard">20,2,2.183,0.183</text:p>
      <text:p text:style-name="Standard">21,1.2,1.851,0.651</text:p>
      <text:p text:style-name="Standard">22,2.4,1.851,-0.549</text:p>
      <text:p text:style-name="Standard">23,3.333,1.851,-1.482</text:p>
      <text:p text:style-name="Standard">24,1.333,1.913,0.58</text:p>
      <text:p text:style-name="Standard"><text:soft-page-break/>25,1.833,1.851,0.018</text:p>
      <text:p text:style-name="Standard">26,2.4,1.851,-0.549</text:p>
      <text:p text:style-name="Standard">27,1.286,2.187,0.901</text:p>
      <text:p text:style-name="Standard">28,2.6,1.851,-0.749</text:p>
      <text:p text:style-name="Standard">29,1.4,1.874,0.474</text:p>
      <text:p text:style-name="Standard">30,1.8,2.106,0.306</text:p>
      <text:p text:style-name="Standard">31,2.8,2.172,-0.628</text:p>
      <text:p text:style-name="Standard">32,2.2,1.96,-0.24</text:p>
      <text:p text:style-name="Standard">33,3,1.866,-1.134</text:p>
      <text:p text:style-name="Standard">34,2,1.908,-0.092</text:p>
      <text:p text:style-name="Standard">35,2.5,1.894,-0.606</text:p>
      <text:p text:style-name="Standard">36,1,1.893,0.893</text:p>
      <text:p text:style-name="Standard">37,2.6,1.851,-0.749</text:p>
      <text:p text:style-name="Standard">38,0.8,1.925,1.125</text:p>
      <text:p text:style-name="Standard">39,0.4,1.851,1.451</text:p>
      <text:p text:style-name="Standard">40,1.75,1.851,0.101</text:p>
      <text:p text:style-name="Standard">41,1.2,1.914,0.714</text:p>
      <text:p text:style-name="Standard">42,1,1.851,0.851</text:p>
      <text:p text:style-name="Standard">43,3.8,1.894,-1.906</text:p>
      <text:p text:style-name="Standard">44,2.4,1.969,-0.431</text:p>
      <text:p text:style-name="Standard">45,3,1.866,-1.134</text:p>
      <text:p text:style-name="Standard">46,3,1.928,-1.072</text:p>
      <text:p text:style-name="Standard">47,2.6,1.872,-0.728</text:p>
      <text:p text:style-name="Standard">48,0.833,1.898,1.064</text:p>
      <text:p text:style-name="Standard">49,3.833,1.851,-1.982</text:p>
      <text:p text:style-name="Standard">50,2,1.982,-0.018</text:p>
      <text:p text:style-name="Standard">51,2,1.927,-0.073</text:p>
      <text:p text:style-name="Standard">52,0.286,1.869,1.584</text:p>
      <text:p text:style-name="Standard">53,2.833,2.022,-0.812</text:p>
      <text:p text:style-name="Standard">54,2.8,1.851,-0.949</text:p>
      <text:p text:style-name="Standard">55,3.333,1.851,-1.482</text:p>
      <text:p text:style-name="Standard">56,1,1.851,0.851</text:p>
      <text:p text:style-name="Standard">57,1,1.892,0.892</text:p>
      <text:p text:style-name="Standard">58,3.333,1.981,-1.353</text:p>
      <text:p text:style-name="Standard">59,1.333,1.89,0.557</text:p>
      <text:p text:style-name="Standard">60,3.8,1.879,-1.921</text:p>
      <text:p text:style-name="Standard">61,3.4,2.125,-1.275</text:p>
      <text:p text:style-name="Standard">62,2,1.851,-0.149</text:p>
      <text:p text:style-name="Standard">63,2.2,1.851,-0.349</text:p>
      <text:p text:style-name="Standard">64,1,1.921,0.921</text:p>
      <text:p text:style-name="Standard">65,2.2,1.851,-0.349</text:p>
      <text:p text:style-name="Standard">66,1.333,1.851,0.518</text:p>
      <text:p text:style-name="Standard">67,2.8,1.975,-0.825</text:p>
      <text:p text:style-name="Standard">68,2.333,1.904,-0.429</text:p>
      <text:p text:style-name="Standard">69,2.667,1.906,-0.761</text:p>
      <text:p text:style-name="Standard">70,1,1.851,0.851</text:p>
      <text:p text:style-name="Standard">71,4.4,2.221,-2.179</text:p>
      <text:p text:style-name="Standard">72,3.2,1.851,-1.349</text:p>
      <text:p text:style-name="Standard">73,2.8,1.895,-0.905</text:p>
      <text:p text:style-name="Standard">74,3.8,1.894,-1.906</text:p>
      <text:p text:style-name="Standard">75,2.5,2.07,-0.43</text:p>
      <text:p text:style-name="Standard"><text:soft-page-break/>76,1.4,1.851,0.451</text:p>
      <text:p text:style-name="Standard">77,1.667,2.015,0.348</text:p>
      <text:p text:style-name="Standard">78,2.6,1.851,-0.749</text:p>
      <text:p text:style-name="Standard">79,2.333,1.911,-0.423</text:p>
      <text:p text:style-name="Standard">80,0.5,1.851,1.351</text:p>
      <text:p text:style-name="Standard">81,0.333,1.851,1.518</text:p>
      <text:p text:style-name="Standard">82,2,1.851,-0.149</text:p>
      <text:p text:style-name="Standard">83,0.8,1.925,1.125</text:p>
      <text:p text:style-name="Standard">84,3.2,2.425,-0.775</text:p>
      <text:p text:style-name="Standard">85,2,1.95,-0.05</text:p>
      <text:p text:style-name="Standard">86,0.2,1.925,1.725</text:p>
      <text:p text:style-name="Standard">87,3.25,1.851,-1.399</text:p>
      <text:p text:style-name="Standard">88,3.8,1.902,-1.898</text:p>
      <text:p text:style-name="Standard">89,2.8,2.106,-0.694</text:p>
      <text:p text:style-name="Standard">90,2.4,1.935,-0.465</text:p>
      <text:p text:style-name="Standard">91,3,1.911,-1.089</text:p>
      <text:p text:style-name="Standard">92,2.2,2.129,-0.071</text:p>
      <text:p text:style-name="Standard">93,2.2,2.008,-0.192</text:p>
      <text:p text:style-name="Standard">94,1,1.999,0.999</text:p>
      <text:p text:style-name="Standard">95,3.25,2.145,-1.105</text:p>
      <text:p text:style-name="Standard">96,3.2,2.163,-1.037</text:p>
      <text:p text:style-name="Standard">97,3,1.851,-1.149</text:p>
      <text:p text:style-name="Standard">98,1.167,2.186,1.019</text:p>
      <text:p text:style-name="Standard">99,1.2,1.866,0.666</text:p>
      <text:p text:style-name="Standard">100,4.4,1.927,-2.473</text:p>
      <text:p text:style-name="Standard">1,1.4,1.941,0.541</text:p>
      <text:p text:style-name="Standard">2,2,1.927,-0.073</text:p>
      <text:p text:style-name="Standard">3,0.8,1.963,1.163</text:p>
      <text:p text:style-name="Standard">4,0.4,1.941,1.541</text:p>
      <text:p text:style-name="Standard">5,2.25,1.883,-0.367</text:p>
      <text:p text:style-name="Standard">6,2.667,1.904,-0.763</text:p>
      <text:p text:style-name="Standard">7,1.167,1.956,0.79</text:p>
      <text:p text:style-name="Standard">8,1.667,1.896,0.229</text:p>
      <text:p text:style-name="Standard">9,2.667,1.904,-0.763</text:p>
      <text:p text:style-name="Standard">10,1.75,1.883,0.133</text:p>
      <text:p text:style-name="Standard">11,4,1.883,-2.117</text:p>
      <text:p text:style-name="Standard">12,4.167,2.108,-2.059</text:p>
      <text:p text:style-name="Standard">13,1.833,1.947,0.114</text:p>
      <text:p text:style-name="Standard">14,0.8,1.904,1.104</text:p>
      <text:p text:style-name="Standard">15,1.2,1.936,0.736</text:p>
      <text:p text:style-name="Standard">16,1.6,1.986,0.386</text:p>
      <text:p text:style-name="Standard">17,2.75,1.883,-0.867</text:p>
      <text:p text:style-name="Standard">18,3.5,2.301,-1.199</text:p>
      <text:p text:style-name="Standard">19,4.833,2.125,-2.708</text:p>
      <text:p text:style-name="Standard">20,1.833,2.03,0.196</text:p>
      <text:p text:style-name="Standard">21,1.833,1.883,0.05</text:p>
      <text:p text:style-name="Standard">22,1.6,1.883,0.283</text:p>
      <text:p text:style-name="Standard">23,0.6,1.977,1.377</text:p>
      <text:p text:style-name="Standard">24,1.833,2.099,0.265</text:p>
      <text:p text:style-name="Standard">25,0.4,1.938,1.538</text:p>
      <text:p text:style-name="Standard">26,1.667,2.167,0.5</text:p>
      <text:p text:style-name="Standard"><text:soft-page-break/>27,4,1.883,-2.117</text:p>
      <text:p text:style-name="Standard">28,1,2.143,1.143</text:p>
      <text:p text:style-name="Standard">29,1.4,1.936,0.536</text:p>
      <text:p text:style-name="Standard">30,0.667,1.975,1.308</text:p>
      <text:p text:style-name="Standard">31,2.2,2.108,-0.092</text:p>
      <text:p text:style-name="Standard">32,2.6,1.917,-0.683</text:p>
      <text:p text:style-name="Standard">33,3.2,2.141,-1.059</text:p>
      <text:p text:style-name="Standard">34,0,1.946,1.946</text:p>
      <text:p text:style-name="Standard">35,4,1.946,-2.054</text:p>
      <text:p text:style-name="Standard">36,3,1.936,-1.064</text:p>
      <text:p text:style-name="Standard">37,2.6,1.883,-0.717</text:p>
      <text:p text:style-name="Standard">38,2.6,1.897,-0.703</text:p>
      <text:p text:style-name="Standard">39,0.75,1.883,1.133</text:p>
      <text:p text:style-name="Standard">40,0,1.883,1.883</text:p>
      <text:p text:style-name="Standard">41,2,1.917,-0.083</text:p>
      <text:p text:style-name="Standard">42,3.167,1.932,-1.235</text:p>
      <text:p text:style-name="Standard">43,1.4,1.921,0.521</text:p>
      <text:p text:style-name="Standard">44,3.6,1.957,-1.643</text:p>
      <text:p text:style-name="Standard">45,2.5,1.989,-0.511</text:p>
      <text:p text:style-name="Standard">46,1.167,1.883,0.717</text:p>
      <text:p text:style-name="Standard">47,0.6,1.883,1.283</text:p>
      <text:p text:style-name="Standard">48,0.75,1.904,1.154</text:p>
      <text:p text:style-name="Standard">49,1.6,1.928,0.328</text:p>
      <text:p text:style-name="Standard">50,1.6,1.883,0.283</text:p>
      <text:p text:style-name="Standard">51,3,2.123,-0.877</text:p>
      <text:p text:style-name="Standard">52,0.25,1.883,1.633</text:p>
      <text:p text:style-name="Standard">53,1.167,1.883,0.717</text:p>
      <text:p text:style-name="Standard">54,1.75,1.904,0.154</text:p>
      <text:p text:style-name="Standard">55,2,1.896,-0.104</text:p>
      <text:p text:style-name="Standard">56,1.8,1.937,0.137</text:p>
      <text:p text:style-name="Standard">57,1.667,1.928,0.262</text:p>
      <text:p text:style-name="Standard">58,2.25,1.984,-0.266</text:p>
      <text:p text:style-name="Standard">59,1.6,1.978,0.378</text:p>
      <text:p text:style-name="Standard">60,1.2,1.883,0.683</text:p>
      <text:p text:style-name="Standard">61,1.333,1.908,0.575</text:p>
      <text:p text:style-name="Standard">62,3,1.899,-1.101</text:p>
      <text:p text:style-name="Standard">63,0.4,1.883,1.483</text:p>
      <text:p text:style-name="Standard">64,1.6,1.986,0.386</text:p>
      <text:p text:style-name="Standard">65,0.833,1.883,1.05</text:p>
      <text:p text:style-name="Standard">66,3.167,2.108,-1.059</text:p>
      <text:p text:style-name="Standard">67,2.6,1.883,-0.717</text:p>
      <text:p text:style-name="Standard">68,1.4,2.136,0.736</text:p>
      <text:p text:style-name="Standard">69,0.833,2.067,1.233</text:p>
      <text:p text:style-name="Standard">70,2,1.921,-0.079</text:p>
      <text:p text:style-name="Standard">71,1.2,1.883,0.683</text:p>
      <text:p text:style-name="Standard">72,2,1.961,-0.039</text:p>
      <text:p text:style-name="Standard">73,2.25,2.022,-0.228</text:p>
      <text:p text:style-name="Standard">74,2.2,2.167,-0.033</text:p>
      <text:p text:style-name="Standard">75,2.8,2.023,-0.777</text:p>
      <text:p text:style-name="Standard">76,1.4,2.168,0.768</text:p>
      <text:p text:style-name="Standard">77,0.8,2.198,1.398</text:p>
      <text:p text:style-name="Standard"><text:soft-page-break/>78,0.333,1.883,1.55</text:p>
      <text:p text:style-name="Standard">79,3.4,1.915,-1.485</text:p>
      <text:p text:style-name="Standard">80,1,1.926,0.926</text:p>
      <text:p text:style-name="Standard">81,4.2,2.124,-2.076</text:p>
      <text:p text:style-name="Standard">82,2.2,1.958,-0.242</text:p>
      <text:p text:style-name="Standard">83,1,1.901,0.901</text:p>
      <text:p text:style-name="Standard">84,0.2,1.958,1.758</text:p>
      <text:p text:style-name="Standard">85,3.2,2.382,-0.818</text:p>
      <text:p text:style-name="Standard">86,1.8,2.157,0.357</text:p>
      <text:p text:style-name="Standard">87,1.2,2.023,0.823</text:p>
      <text:p text:style-name="Standard">88,3.25,1.953,-1.297</text:p>
      <text:p text:style-name="Standard">89,2.4,1.938,-0.462</text:p>
      <text:p text:style-name="Standard">90,1,1.883,0.883</text:p>
      <text:p text:style-name="Standard">91,2.333,1.951,-0.383</text:p>
      <text:p text:style-name="Standard">92,4.833,1.911,-2.922</text:p>
      <text:p text:style-name="Standard">93,0.333,1.883,1.55</text:p>
      <text:p text:style-name="Standard">94,4.167,2.175,-1.992</text:p>
      <text:p text:style-name="Standard">95,1,1.922,0.922</text:p>
      <text:p text:style-name="Standard">96,0.167,1.915,1.749</text:p>
      <text:p text:style-name="Standard">97,4.6,1.908,-2.692</text:p>
      <text:p text:style-name="Standard">98,1,1.953,0.953</text:p>
      <text:p text:style-name="Standard">99,2,1.883,-0.117</text:p>
      <text:p text:style-name="Standard">100,0.2,1.958,1.758</text:p>
      <text:p text:style-name="Standard">1,1.5,2.115,0.615</text:p>
      <text:p text:style-name="Standard">2,2.667,1.955,-0.712</text:p>
      <text:p text:style-name="Standard">3,1.4,1.906,0.506</text:p>
      <text:p text:style-name="Standard">4,2.6,1.897,-0.703</text:p>
      <text:p text:style-name="Standard">5,2,1.919,-0.081</text:p>
      <text:p text:style-name="Standard">6,3.8,2.345,-1.455</text:p>
      <text:p text:style-name="Standard">7,2.143,2.118,-0.025</text:p>
      <text:p text:style-name="Standard">8,2.2,1.946,-0.254</text:p>
      <text:p text:style-name="Standard">9,1.8,1.893,0.093</text:p>
      <text:p text:style-name="Standard">10,4.6,2.094,-2.506</text:p>
      <text:p text:style-name="Standard">11,1.333,1.875,0.542</text:p>
      <text:p text:style-name="Standard">12,1.167,1.927,0.76</text:p>
      <text:p text:style-name="Standard">13,2.8,1.915,-0.885</text:p>
      <text:p text:style-name="Standard">14,2.6,2.053,-0.547</text:p>
      <text:p text:style-name="Standard">15,0.4,1.875,1.475</text:p>
      <text:p text:style-name="Standard">16,0.2,1.875,1.675</text:p>
      <text:p text:style-name="Standard">17,3,2.115,-0.885</text:p>
      <text:p text:style-name="Standard">18,3.286,1.902,-1.383</text:p>
      <text:p text:style-name="Standard">19,1,2.081,1.081</text:p>
      <text:p text:style-name="Standard">20,2.167,1.938,-0.229</text:p>
      <text:p text:style-name="Standard">21,1,1.908,0.908</text:p>
      <text:p text:style-name="Standard">22,2.167,2.185,0.019</text:p>
      <text:p text:style-name="Standard">23,3.333,1.961,-1.372</text:p>
      <text:p text:style-name="Standard">24,4,1.925,-2.075</text:p>
      <text:p text:style-name="Standard">25,1.167,1.916,0.749</text:p>
      <text:p text:style-name="Standard">26,2.4,2.009,-0.391</text:p>
      <text:p text:style-name="Standard">27,0.2,1.948,1.748</text:p>
      <text:p text:style-name="Standard">28,5,1.895,-3.105</text:p>
      <text:p text:style-name="Standard"><text:soft-page-break/>29,1,1.888,0.888</text:p>
      <text:p text:style-name="Standard">30,2.8,2.176,-0.624</text:p>
      <text:p text:style-name="Standard">31,0.4,1.875,1.475</text:p>
      <text:p text:style-name="Standard">32,2,1.875,-0.125</text:p>
      <text:p text:style-name="Standard">33,2.6,1.875,-0.725</text:p>
      <text:p text:style-name="Standard">34,3.2,2.692,-0.508</text:p>
      <text:p text:style-name="Standard">35,4.333,1.902,-2.432</text:p>
      <text:p text:style-name="Standard">36,0.8,1.875,1.075</text:p>
      <text:p text:style-name="Standard">37,2,1.887,-0.113</text:p>
      <text:p text:style-name="Standard">38,2.2,2.247,0.047</text:p>
      <text:p text:style-name="Standard">39,2.2,1.931,-0.269</text:p>
      <text:p text:style-name="Standard">40,0.2,1.904,1.704</text:p>
      <text:p text:style-name="Standard">41,1.143,2.143,1</text:p>
      <text:p text:style-name="Standard">42,0.8,1.875,1.075</text:p>
      <text:p text:style-name="Standard">43,1.4,1.911,0.511</text:p>
      <text:p text:style-name="Standard">44,0.833,2.094,1.26</text:p>
      <text:p text:style-name="Standard">45,2,1.944,-0.056</text:p>
      <text:p text:style-name="Standard">46,0.2,1.94,1.74</text:p>
      <text:p text:style-name="Standard">47,3,1.924,-1.076</text:p>
      <text:p text:style-name="Standard">48,3,1.892,-1.108</text:p>
      <text:p text:style-name="Standard">49,1.167,2.133,0.966</text:p>
      <text:p text:style-name="Standard">50,2.167,1.875,-0.292</text:p>
      <text:p text:style-name="Standard">51,2.667,1.906,-0.761</text:p>
      <text:p text:style-name="Standard">52,0,1.903,1.903</text:p>
      <text:p text:style-name="Standard">53,1.833,1.892,0.059</text:p>
      <text:p text:style-name="Standard">54,1.667,1.97,0.303</text:p>
      <text:p text:style-name="Standard">55,4.4,1.907,-2.493</text:p>
      <text:p text:style-name="Standard">56,1.833,1.875,0.042</text:p>
      <text:p text:style-name="Standard">57,1.167,1.932,0.765</text:p>
      <text:p text:style-name="Standard">58,1,1.911,0.911</text:p>
      <text:p text:style-name="Standard">59,1,2.152,1.152</text:p>
      <text:p text:style-name="Standard">60,1.167,2.151,0.984</text:p>
      <text:p text:style-name="Standard">61,1.4,1.923,0.523</text:p>
      <text:p text:style-name="Standard">62,1,1.931,0.931</text:p>
      <text:p text:style-name="Standard">63,0.333,1.913,1.58</text:p>
      <text:p text:style-name="Standard">64,3,1.875,-1.125</text:p>
      <text:p text:style-name="Standard">65,2.833,2.222,-0.611</text:p>
      <text:p text:style-name="Standard">66,3.167,1.887,-1.279</text:p>
      <text:p text:style-name="Standard">67,2.2,1.943,-0.257</text:p>
      <text:p text:style-name="Standard">68,2.167,1.943,-0.224</text:p>
      <text:p text:style-name="Standard">69,2.75,1.893,-0.857</text:p>
      <text:p text:style-name="Standard">70,1.2,1.945,0.745</text:p>
      <text:p text:style-name="Standard">71,0.6,1.875,1.275</text:p>
      <text:p text:style-name="Standard">72,4.667,1.995,-2.671</text:p>
      <text:p text:style-name="Standard">73,2.4,1.875,-0.525</text:p>
      <text:p text:style-name="Standard">74,1.2,1.892,0.692</text:p>
      <text:p text:style-name="Standard">75,0.5,1.875,1.375</text:p>
      <text:p text:style-name="Standard">76,2.5,1.923,-0.577</text:p>
      <text:p text:style-name="Standard">77,1.4,1.921,0.521</text:p>
      <text:p text:style-name="Standard">78,3.8,2.094,-1.706</text:p>
      <text:p text:style-name="Standard">79,4.4,2.148,-2.252</text:p>
      <text:p text:style-name="Standard"><text:soft-page-break/>80,4.833,2.094,-2.74</text:p>
      <text:p text:style-name="Standard">81,1,1.875,0.875</text:p>
      <text:p text:style-name="Standard">82,4.167,1.91,-2.257</text:p>
      <text:p text:style-name="Standard">83,1.5,1.969,0.469</text:p>
      <text:p text:style-name="Standard">84,1,1.875,0.875</text:p>
      <text:p text:style-name="Standard">85,4.5,2.094,-2.406</text:p>
      <text:p text:style-name="Standard">86,3.2,1.875,-1.325</text:p>
      <text:p text:style-name="Standard">87,3.667,2.162,-1.505</text:p>
      <text:p text:style-name="Standard">88,0,1.916,1.916</text:p>
      <text:p text:style-name="Standard">89,2.6,2.265,-0.335</text:p>
      <text:p text:style-name="Standard">90,0.667,1.921,1.254</text:p>
      <text:p text:style-name="Standard">91,2.2,1.918,-0.282</text:p>
      <text:p text:style-name="Standard">92,2.2,2.118,-0.082</text:p>
      <text:p text:style-name="Standard">93,1.2,1.897,0.697</text:p>
      <text:p text:style-name="Standard">94,1,1.891,0.891</text:p>
      <text:p text:style-name="Standard">95,2.8,1.875,-0.925</text:p>
      <text:p text:style-name="Standard">96,1,1.905,0.905</text:p>
      <text:p text:style-name="Standard">97,0,1.875,1.875</text:p>
      <text:p text:style-name="Standard">98,3.667,1.875,-1.792</text:p>
      <text:p text:style-name="Standard">99,0,1.927,1.927</text:p>
      <text:p text:style-name="Standard">100,0.333,2.191,1.857</text:p>
      <text:p text:style-name="Standard">1,2.5,2.186,-0.314</text:p>
      <text:p text:style-name="Standard">2,1.333,1.865,0.532</text:p>
      <text:p text:style-name="Standard">3,4.167,1.924,-2.243</text:p>
      <text:p text:style-name="Standard">4,1.4,2.232,0.832</text:p>
      <text:p text:style-name="Standard">5,1.833,2.032,0.199</text:p>
      <text:p text:style-name="Standard">6,0.8,1.911,1.111</text:p>
      <text:p text:style-name="Standard">7,3,2.172,-0.828</text:p>
      <text:p text:style-name="Standard">8,4.2,1.887,-2.313</text:p>
      <text:p text:style-name="Standard">9,1.8,1.865,0.065</text:p>
      <text:p text:style-name="Standard">10,2,2.221,0.221</text:p>
      <text:p text:style-name="Standard">11,1.167,1.94,0.773</text:p>
      <text:p text:style-name="Standard">12,3,2.186,-0.814</text:p>
      <text:p text:style-name="Standard">13,3.5,1.865,-1.635</text:p>
      <text:p text:style-name="Standard">14,0,1.891,1.891</text:p>
      <text:p text:style-name="Standard">15,1.6,1.865,0.265</text:p>
      <text:p text:style-name="Standard">16,3,1.865,-1.135</text:p>
      <text:p text:style-name="Standard">17,0.333,2.006,1.672</text:p>
      <text:p text:style-name="Standard">18,2.167,1.865,-0.301</text:p>
      <text:p text:style-name="Standard">19,2,1.865,-0.135</text:p>
      <text:p text:style-name="Standard">20,3.167,1.865,-1.301</text:p>
      <text:p text:style-name="Standard">21,1.4,1.865,0.465</text:p>
      <text:p text:style-name="Standard">22,2,1.865,-0.135</text:p>
      <text:p text:style-name="Standard">23,1.833,2.153,0.32</text:p>
      <text:p text:style-name="Standard">24,2,1.887,-0.113</text:p>
      <text:p text:style-name="Standard">25,1.75,1.962,0.212</text:p>
      <text:p text:style-name="Standard">26,1.5,2.21,0.71</text:p>
      <text:p text:style-name="Standard">27,1.5,1.865,0.365</text:p>
      <text:p text:style-name="Standard">28,0.833,1.921,1.088</text:p>
      <text:p text:style-name="Standard">29,2,2.043,0.043</text:p>
      <text:p text:style-name="Standard">30,1.333,1.882,0.549</text:p>
      <text:p text:style-name="Standard"><text:soft-page-break/>31,1,1.865,0.865</text:p>
      <text:p text:style-name="Standard">32,0.667,1.944,1.277</text:p>
      <text:p text:style-name="Standard">33,3.5,1.901,-1.599</text:p>
      <text:p text:style-name="Standard">34,3.167,1.886,-1.281</text:p>
      <text:p text:style-name="Standard">35,3.25,1.886,-1.364</text:p>
      <text:p text:style-name="Standard">36,1.4,1.865,0.465</text:p>
      <text:p text:style-name="Standard">37,3.667,1.865,-1.801</text:p>
      <text:p text:style-name="Standard">38,0.667,1.889,1.223</text:p>
      <text:p text:style-name="Standard">39,2,1.925,-0.075</text:p>
      <text:p text:style-name="Standard">40,0,1.903,1.903</text:p>
      <text:p text:style-name="Standard">41,0,1.865,1.865</text:p>
      <text:p text:style-name="Standard">42,2.6,1.916,-0.684</text:p>
      <text:p text:style-name="Standard">43,0,1.865,1.865</text:p>
      <text:p text:style-name="Standard">44,3,2.462,-0.538</text:p>
      <text:p text:style-name="Standard">45,3.667,1.911,-1.755</text:p>
      <text:p text:style-name="Standard">46,1.833,1.865,0.032</text:p>
      <text:p text:style-name="Standard">47,2,2.327,0.327</text:p>
      <text:p text:style-name="Standard">48,1.2,1.887,0.687</text:p>
      <text:p text:style-name="Standard">49,4.8,1.886,-2.914</text:p>
      <text:p text:style-name="Standard">50,2,2.036,0.036</text:p>
      <text:p text:style-name="Standard">51,0.8,2.253,1.453</text:p>
      <text:p text:style-name="Standard">52,2.2,1.865,-0.335</text:p>
      <text:p text:style-name="Standard">53,1,1.901,0.901</text:p>
      <text:p text:style-name="Standard">54,0.167,1.918,1.751</text:p>
      <text:p text:style-name="Standard">55,0.2,2.04,1.84</text:p>
      <text:p text:style-name="Standard">56,2.167,1.934,-0.233</text:p>
      <text:p text:style-name="Standard">57,1.167,1.865,0.699</text:p>
      <text:p text:style-name="Standard">58,1,1.92,0.92</text:p>
      <text:p text:style-name="Standard">59,1,1.865,0.865</text:p>
      <text:p text:style-name="Standard">60,0.667,1.928,1.261</text:p>
      <text:p text:style-name="Standard">61,2.6,2.182,-0.418</text:p>
      <text:p text:style-name="Standard">62,1.6,1.909,0.309</text:p>
      <text:p text:style-name="Standard">63,1,1.906,0.906</text:p>
      <text:p text:style-name="Standard">64,1,2.392,1.392</text:p>
      <text:p text:style-name="Standard">65,0.5,1.865,1.365</text:p>
      <text:p text:style-name="Standard">66,1,2.395,1.395</text:p>
      <text:p text:style-name="Standard">67,3.6,1.865,-1.735</text:p>
      <text:p text:style-name="Standard">68,3,1.897,-1.103</text:p>
      <text:p text:style-name="Standard">69,1.5,1.924,0.424</text:p>
      <text:p text:style-name="Standard">70,0.167,1.865,1.699</text:p>
      <text:p text:style-name="Standard">71,1.4,1.865,0.465</text:p>
      <text:p text:style-name="Standard">72,0.5,1.918,1.418</text:p>
      <text:p text:style-name="Standard">73,1.6,2.177,0.577</text:p>
      <text:p text:style-name="Standard">74,0.333,2.339,2.006</text:p>
      <text:p text:style-name="Standard">75,2.667,1.865,-0.801</text:p>
      <text:p text:style-name="Standard">76,2.333,2.176,-0.158</text:p>
      <text:p text:style-name="Standard">77,0.333,2.153,1.82</text:p>
      <text:p text:style-name="Standard">78,3,2.198,-0.802</text:p>
      <text:p text:style-name="Standard">79,4.2,2.038,-2.162</text:p>
      <text:p text:style-name="Standard">80,3.2,2.506,-0.694</text:p>
      <text:p text:style-name="Standard">81,4.4,1.993,-2.407</text:p>
      <text:p text:style-name="Standard"><text:soft-page-break/>82,2.333,2.217,-0.117</text:p>
      <text:p text:style-name="Standard">83,3.6,1.865,-1.735</text:p>
      <text:p text:style-name="Standard">84,2.833,2.194,-0.639</text:p>
      <text:p text:style-name="Standard">85,2.5,1.865,-0.635</text:p>
      <text:p text:style-name="Standard">86,1.2,2.252,1.052</text:p>
      <text:p text:style-name="Standard">87,0.2,1.93,1.73</text:p>
      <text:p text:style-name="Standard">88,0.833,1.865,1.032</text:p>
      <text:p text:style-name="Standard">89,1.167,1.865,0.699</text:p>
      <text:p text:style-name="Standard">90,3.333,1.865,-1.468</text:p>
      <text:p text:style-name="Standard">91,3.4,1.865,-1.535</text:p>
      <text:p text:style-name="Standard">92,1.6,1.865,0.265</text:p>
      <text:p text:style-name="Standard">93,2,1.954,-0.046</text:p>
      <text:p text:style-name="Standard">94,2.8,1.927,-0.873</text:p>
      <text:p text:style-name="Standard">95,1.8,1.894,0.094</text:p>
      <text:p text:style-name="Standard">96,0,1.897,1.897</text:p>
      <text:p text:style-name="Standard">97,0,1.865,1.865</text:p>
      <text:p text:style-name="Standard">98,1.2,2.326,1.126</text:p>
      <text:p text:style-name="Standard">99,1.667,1.908,0.242</text:p>
      <text:p text:style-name="Standard">100,1.667,1.921,0.255</text:p>
      <text:p text:style-name="Standard">1,0,1.87,1.87</text:p>
      <text:p text:style-name="Standard">2,3,2.198,-0.802</text:p>
      <text:p text:style-name="Standard">3,1.833,1.939,0.106</text:p>
      <text:p text:style-name="Standard">4,1.667,1.958,0.292</text:p>
      <text:p text:style-name="Standard">5,1.6,1.944,0.344</text:p>
      <text:p text:style-name="Standard">6,0.8,1.9,1.1</text:p>
      <text:p text:style-name="Standard">7,2.8,1.884,-0.916</text:p>
      <text:p text:style-name="Standard">8,2,1.92,-0.08</text:p>
      <text:p text:style-name="Standard">9,1.4,1.87,0.47</text:p>
      <text:p text:style-name="Standard">10,2.833,1.964,-0.869</text:p>
      <text:p text:style-name="Standard">11,3.5,2.128,-1.372</text:p>
      <text:p text:style-name="Standard">12,1.833,1.912,0.079</text:p>
      <text:p text:style-name="Standard">13,2.75,2.108,-0.642</text:p>
      <text:p text:style-name="Standard">14,1.4,1.915,0.515</text:p>
      <text:p text:style-name="Standard">15,3.6,2.18,-1.42</text:p>
      <text:p text:style-name="Standard">16,1.25,1.913,0.663</text:p>
      <text:p text:style-name="Standard">17,1.8,1.87,0.07</text:p>
      <text:p text:style-name="Standard">18,3,1.932,-1.068</text:p>
      <text:p text:style-name="Standard">19,2.75,2.108,-0.642</text:p>
      <text:p text:style-name="Standard">20,2.8,1.884,-0.916</text:p>
      <text:p text:style-name="Standard">21,3.2,1.87,-1.33</text:p>
      <text:p text:style-name="Standard">22,0.6,1.92,1.32</text:p>
      <text:p text:style-name="Standard">23,2.6,1.87,-0.73</text:p>
      <text:p text:style-name="Standard">24,0.75,1.908,1.158</text:p>
      <text:p text:style-name="Standard">25,2.8,2.135,-0.665</text:p>
      <text:p text:style-name="Standard">26,1.5,1.87,0.37</text:p>
      <text:p text:style-name="Standard">27,1,2.194,1.194</text:p>
      <text:p text:style-name="Standard">28,1.5,1.934,0.434</text:p>
      <text:p text:style-name="Standard">29,0.6,2.214,1.614</text:p>
      <text:p text:style-name="Standard">30,1,1.87,0.87</text:p>
      <text:p text:style-name="Standard">31,1,1.944,0.944</text:p>
      <text:p text:style-name="Standard">32,3.2,1.939,-1.261</text:p>
      <text:p text:style-name="Standard"><text:soft-page-break/>33,0,1.887,1.887</text:p>
      <text:p text:style-name="Standard">34,1.4,1.941,0.541</text:p>
      <text:p text:style-name="Standard">35,3.8,2.138,-1.662</text:p>
      <text:p text:style-name="Standard">36,2.833,2.135,-0.698</text:p>
      <text:p text:style-name="Standard">37,1.2,1.915,0.715</text:p>
      <text:p text:style-name="Standard">38,1.2,1.975,0.775</text:p>
      <text:p text:style-name="Standard">39,2.6,1.87,-0.73</text:p>
      <text:p text:style-name="Standard">40,2.8,2.172,-0.628</text:p>
      <text:p text:style-name="Standard">41,2.4,1.921,-0.479</text:p>
      <text:p text:style-name="Standard">42,0.8,1.896,1.096</text:p>
      <text:p text:style-name="Standard">43,0.5,1.885,1.385</text:p>
      <text:p text:style-name="Standard">44,1.5,2.108,0.608</text:p>
      <text:p text:style-name="Standard">45,2.8,1.918,-0.882</text:p>
      <text:p text:style-name="Standard">46,2,1.93,-0.07</text:p>
      <text:p text:style-name="Standard">47,1.667,1.964,0.297</text:p>
      <text:p text:style-name="Standard">48,3.333,1.892,-1.442</text:p>
      <text:p text:style-name="Standard">49,0.6,1.916,1.316</text:p>
      <text:p text:style-name="Standard">50,0,1.883,1.883</text:p>
      <text:p text:style-name="Standard">51,4.167,1.87,-2.297</text:p>
      <text:p text:style-name="Standard">52,0,1.902,1.902</text:p>
      <text:p text:style-name="Standard">53,4.5,1.888,-2.612</text:p>
      <text:p text:style-name="Standard">54,0.8,2.108,1.308</text:p>
      <text:p text:style-name="Standard">55,0.8,2.16,1.36</text:p>
      <text:p text:style-name="Standard">56,0.833,1.913,1.08</text:p>
      <text:p text:style-name="Standard">57,2.333,1.87,-0.463</text:p>
      <text:p text:style-name="Standard">58,2,2.209,0.209</text:p>
      <text:p text:style-name="Standard">59,2,1.911,-0.089</text:p>
      <text:p text:style-name="Standard">60,3.5,1.984,-1.516</text:p>
      <text:p text:style-name="Standard">61,2,1.948,-0.052</text:p>
      <text:p text:style-name="Standard">62,2.8,2.145,-0.655</text:p>
      <text:p text:style-name="Standard">63,2,2.128,0.128</text:p>
      <text:p text:style-name="Standard">64,1.8,1.911,0.111</text:p>
      <text:p text:style-name="Standard">65,2.333,1.87,-0.463</text:p>
      <text:p text:style-name="Standard">66,2,1.87,-0.13</text:p>
      <text:p text:style-name="Standard">67,4.714,1.92,-2.795</text:p>
      <text:p text:style-name="Standard">68,0,1.903,1.903</text:p>
      <text:p text:style-name="Standard">69,3,1.892,-1.108</text:p>
      <text:p text:style-name="Standard">70,0.6,1.87,1.27</text:p>
      <text:p text:style-name="Standard">71,0.667,2.241,1.574</text:p>
      <text:p text:style-name="Standard">72,2.5,1.87,-0.63</text:p>
      <text:p text:style-name="Standard">73,2.75,1.886,-0.864</text:p>
      <text:p text:style-name="Standard">74,1.5,1.948,0.448</text:p>
      <text:p text:style-name="Standard">75,1,1.93,0.93</text:p>
      <text:p text:style-name="Standard">76,1,1.965,0.965</text:p>
      <text:p text:style-name="Standard">77,2.6,1.87,-0.73</text:p>
      <text:p text:style-name="Standard">78,1.25,1.944,0.694</text:p>
      <text:p text:style-name="Standard">79,1,2.151,1.151</text:p>
      <text:p text:style-name="Standard">80,0.4,1.915,1.515</text:p>
      <text:p text:style-name="Standard">81,2,1.92,-0.08</text:p>
      <text:p text:style-name="Standard">82,4.333,1.87,-2.463</text:p>
      <text:p text:style-name="Standard">83,1.6,1.87,0.27</text:p>
      <text:p text:style-name="Standard"><text:soft-page-break/>84,4.2,2.164,-2.036</text:p>
      <text:p text:style-name="Standard">85,0.2,1.896,1.696</text:p>
      <text:p text:style-name="Standard">86,1.6,1.962,0.362</text:p>
      <text:p text:style-name="Standard">87,0.167,2.108,1.942</text:p>
      <text:p text:style-name="Standard">88,0.667,1.87,1.203</text:p>
      <text:p text:style-name="Standard">89,3.6,2.124,-1.476</text:p>
      <text:p text:style-name="Standard">90,3,2.108,-0.892</text:p>
      <text:p text:style-name="Standard">91,4.6,2.19,-2.41</text:p>
      <text:p text:style-name="Standard">92,2.8,1.87,-0.93</text:p>
      <text:p text:style-name="Standard">93,1.5,1.915,0.415</text:p>
      <text:p text:style-name="Standard">94,3,1.915,-1.085</text:p>
      <text:p text:style-name="Standard">95,2.167,1.92,-0.246</text:p>
      <text:p text:style-name="Standard">96,1,2.127,1.127</text:p>
      <text:p text:style-name="Standard">97,3.8,1.924,-1.876</text:p>
      <text:p text:style-name="Standard">98,1.429,1.935,0.506</text:p>
      <text:p text:style-name="Standard">99,1.8,1.941,0.141</text:p>
      <text:p text:style-name="Standard">100,4.2,2.4,-1.8</text:p>
      <text:p text:style-name="Standard">1,1.75,2.118,0.368</text:p>
      <text:p text:style-name="Standard">2,2,2.291,0.291</text:p>
      <text:p text:style-name="Standard">3,1,1.842,0.842</text:p>
      <text:p text:style-name="Standard">4,2,1.842,-0.158</text:p>
      <text:p text:style-name="Standard">5,1.8,1.917,0.117</text:p>
      <text:p text:style-name="Standard">6,2.833,1.874,-0.959</text:p>
      <text:p text:style-name="Standard">7,0,1.878,1.878</text:p>
      <text:p text:style-name="Standard">8,1.4,1.842,0.442</text:p>
      <text:p text:style-name="Standard">9,0.6,1.842,1.242</text:p>
      <text:p text:style-name="Standard">10,3.2,1.869,-1.331</text:p>
      <text:p text:style-name="Standard">11,4.333,2.084,-2.25</text:p>
      <text:p text:style-name="Standard">12,4.2,1.876,-2.324</text:p>
      <text:p text:style-name="Standard">13,5,2.139,-2.861</text:p>
      <text:p text:style-name="Standard">14,2,1.842,-0.158</text:p>
      <text:p text:style-name="Standard">15,3.167,1.878,-1.288</text:p>
      <text:p text:style-name="Standard">16,2,1.878,-0.122</text:p>
      <text:p text:style-name="Standard">17,2.5,2.108,-0.392</text:p>
      <text:p text:style-name="Standard">18,3.2,1.842,-1.358</text:p>
      <text:p text:style-name="Standard">19,2.4,1.842,-0.558</text:p>
      <text:p text:style-name="Standard">20,1.333,1.842,0.509</text:p>
      <text:p text:style-name="Standard">21,4.6,2.248,-2.352</text:p>
      <text:p text:style-name="Standard">22,3,2.084,-0.916</text:p>
      <text:p text:style-name="Standard">23,1.8,1.842,0.042</text:p>
      <text:p text:style-name="Standard">24,1.6,1.842,0.242</text:p>
      <text:p text:style-name="Standard">25,2.4,1.896,-0.504</text:p>
      <text:p text:style-name="Standard">26,4.4,2.102,-2.298</text:p>
      <text:p text:style-name="Standard">27,3.4,1.902,-1.498</text:p>
      <text:p text:style-name="Standard">28,1.4,1.888,0.488</text:p>
      <text:p text:style-name="Standard">29,2.2,1.871,-0.329</text:p>
      <text:p text:style-name="Standard">30,1.6,1.891,0.291</text:p>
      <text:p text:style-name="Standard">31,1.6,1.842,0.242</text:p>
      <text:p text:style-name="Standard">32,1.8,2.152,0.352</text:p>
      <text:p text:style-name="Standard">33,0.6,1.882,1.282</text:p>
      <text:p text:style-name="Standard">34,1,2.104,1.104</text:p>
      <text:p text:style-name="Standard"><text:soft-page-break/>35,4,2.11,-1.89</text:p>
      <text:p text:style-name="Standard">36,1.167,2.084,0.917</text:p>
      <text:p text:style-name="Standard">37,2.25,2.084,-0.166</text:p>
      <text:p text:style-name="Standard">38,3.4,1.889,-1.511</text:p>
      <text:p text:style-name="Standard">39,1.167,1.842,0.675</text:p>
      <text:p text:style-name="Standard">40,3.75,1.879,-1.871</text:p>
      <text:p text:style-name="Standard">41,4.667,2.084,-2.583</text:p>
      <text:p text:style-name="Standard">42,0,1.883,1.883</text:p>
      <text:p text:style-name="Standard">43,1.4,1.842,0.442</text:p>
      <text:p text:style-name="Standard">44,3.4,1.842,-1.558</text:p>
      <text:p text:style-name="Standard">45,4,1.842,-2.158</text:p>
      <text:p text:style-name="Standard">46,1.5,1.917,0.417</text:p>
      <text:p text:style-name="Standard">47,4.2,1.859,-2.341</text:p>
      <text:p text:style-name="Standard">48,3.167,2.105,-1.061</text:p>
      <text:p text:style-name="Standard">49,2.5,1.856,-0.644</text:p>
      <text:p text:style-name="Standard">50,2,1.878,-0.122</text:p>
      <text:p text:style-name="Standard">51,3.2,1.842,-1.358</text:p>
      <text:p text:style-name="Standard">52,2.2,1.888,-0.312</text:p>
      <text:p text:style-name="Standard">53,1.167,1.885,0.718</text:p>
      <text:p text:style-name="Standard">54,2,1.842,-0.158</text:p>
      <text:p text:style-name="Standard">55,1.2,2.253,1.053</text:p>
      <text:p text:style-name="Standard">56,4.4,2.102,-2.298</text:p>
      <text:p text:style-name="Standard">57,2,1.902,-0.098</text:p>
      <text:p text:style-name="Standard">58,0.75,1.842,1.092</text:p>
      <text:p text:style-name="Standard">59,2.5,1.861,-0.639</text:p>
      <text:p text:style-name="Standard">60,2,1.869,-0.131</text:p>
      <text:p text:style-name="Standard">61,0.167,2.191,2.024</text:p>
      <text:p text:style-name="Standard">62,1.167,1.862,0.695</text:p>
      <text:p text:style-name="Standard">63,0,1.88,1.88</text:p>
      <text:p text:style-name="Standard">64,4.167,1.896,-2.271</text:p>
      <text:p text:style-name="Standard">65,2.667,1.842,-0.825</text:p>
      <text:p text:style-name="Standard">66,2,2.152,0.152</text:p>
      <text:p text:style-name="Standard">67,2,1.924,-0.076</text:p>
      <text:p text:style-name="Standard">68,1,2.084,1.084</text:p>
      <text:p text:style-name="Standard">69,3.8,1.842,-1.958</text:p>
      <text:p text:style-name="Standard">70,2.2,1.842,-0.358</text:p>
      <text:p text:style-name="Standard">71,3,1.861,-1.139</text:p>
      <text:p text:style-name="Standard">72,4.2,1.928,-2.272</text:p>
      <text:p text:style-name="Standard">73,2.833,1.876,-0.957</text:p>
      <text:p text:style-name="Standard">74,3.833,1.915,-1.918</text:p>
      <text:p text:style-name="Standard">75,1.8,1.842,0.042</text:p>
      <text:p text:style-name="Standard">76,0.8,1.89,1.09</text:p>
      <text:p text:style-name="Standard">77,1.333,1.842,0.509</text:p>
      <text:p text:style-name="Standard">78,0.5,1.842,1.342</text:p>
      <text:p text:style-name="Standard">79,2.833,1.872,-0.961</text:p>
      <text:p text:style-name="Standard">80,2,2.102,0.102</text:p>
      <text:p text:style-name="Standard">81,2,1.842,-0.158</text:p>
      <text:p text:style-name="Standard">82,3,1.842,-1.158</text:p>
      <text:p text:style-name="Standard">83,4.2,2.084,-2.116</text:p>
      <text:p text:style-name="Standard">84,0,1.842,1.842</text:p>
      <text:p text:style-name="Standard">85,0.167,1.889,1.722</text:p>
      <text:p text:style-name="Standard"><text:soft-page-break/>86,0.25,1.842,1.592</text:p>
      <text:p text:style-name="Standard">87,1.8,1.884,0.084</text:p>
      <text:p text:style-name="Standard">88,0.5,1.858,1.358</text:p>
      <text:p text:style-name="Standard">89,2.667,1.914,-0.752</text:p>
      <text:p text:style-name="Standard">90,0.833,1.842,1.009</text:p>
      <text:p text:style-name="Standard">91,3,1.891,-1.109</text:p>
      <text:p text:style-name="Standard">92,1.4,2.192,0.792</text:p>
      <text:p text:style-name="Standard">93,2.333,2.211,-0.122</text:p>
      <text:p text:style-name="Standard">94,1.5,1.842,0.342</text:p>
      <text:p text:style-name="Standard">95,3.667,1.911,-1.755</text:p>
      <text:p text:style-name="Standard">96,0,1.878,1.878</text:p>
      <text:p text:style-name="Standard">97,1.2,1.869,0.669</text:p>
      <text:p text:style-name="Standard">98,3,1.842,-1.158</text:p>
      <text:p text:style-name="Standard">99,4.2,1.842,-2.358</text:p>
      <text:p text:style-name="Standard">100,0.6,1.886,1.286</text:p>
      <text:p text:style-name="Standard">1,4,1.895,-2.105</text:p>
      <text:p text:style-name="Standard">2,2.6,1.876,-0.724</text:p>
      <text:p text:style-name="Standard">3,1.4,1.936,0.536</text:p>
      <text:p text:style-name="Standard">4,1.333,1.954,0.621</text:p>
      <text:p text:style-name="Standard">5,1.8,1.927,0.127</text:p>
      <text:p text:style-name="Standard">6,2.833,1.876,-0.958</text:p>
      <text:p text:style-name="Standard">7,2.2,1.965,-0.235</text:p>
      <text:p text:style-name="Standard">8,2.5,1.921,-0.579</text:p>
      <text:p text:style-name="Standard">9,0.167,1.929,1.762</text:p>
      <text:p text:style-name="Standard">10,0.167,1.876,1.709</text:p>
      <text:p text:style-name="Standard">11,1.5,1.957,0.457</text:p>
      <text:p text:style-name="Standard">12,1.2,2.171,0.971</text:p>
      <text:p text:style-name="Standard">13,1.667,1.876,0.209</text:p>
      <text:p text:style-name="Standard">14,0.6,1.922,1.322</text:p>
      <text:p text:style-name="Standard">15,1.4,1.918,0.518</text:p>
      <text:p text:style-name="Standard">16,2.2,2.001,-0.199</text:p>
      <text:p text:style-name="Standard">17,4,1.876,-2.124</text:p>
      <text:p text:style-name="Standard">18,0.667,2.024,1.358</text:p>
      <text:p text:style-name="Standard">19,1.333,2.178,0.845</text:p>
      <text:p text:style-name="Standard">20,4.167,1.91,-2.257</text:p>
      <text:p text:style-name="Standard">21,0.6,1.991,1.391</text:p>
      <text:p text:style-name="Standard">22,0.667,1.876,1.209</text:p>
      <text:p text:style-name="Standard">23,1.667,1.917,0.25</text:p>
      <text:p text:style-name="Standard">24,3,2.216,-0.784</text:p>
      <text:p text:style-name="Standard">25,0.667,1.951,1.285</text:p>
      <text:p text:style-name="Standard">26,1,1.933,0.933</text:p>
      <text:p text:style-name="Standard">27,1.167,1.876,0.709</text:p>
      <text:p text:style-name="Standard">28,3.333,2.008,-1.325</text:p>
      <text:p text:style-name="Standard">29,3.333,1.966,-1.367</text:p>
      <text:p text:style-name="Standard">30,1,2.19,1.19</text:p>
      <text:p text:style-name="Standard">31,3.167,1.93,-1.236</text:p>
      <text:p text:style-name="Standard">32,1.6,1.933,0.333</text:p>
      <text:p text:style-name="Standard">33,3.25,1.982,-1.268</text:p>
      <text:p text:style-name="Standard">34,2,2.148,0.148</text:p>
      <text:p text:style-name="Standard">35,1.8,1.876,0.076</text:p>
      <text:p text:style-name="Standard">36,1.25,1.876,0.626</text:p>
      <text:p text:style-name="Standard"><text:soft-page-break/>37,0.667,1.876,1.209</text:p>
      <text:p text:style-name="Standard">38,0.4,1.945,1.545</text:p>
      <text:p text:style-name="Standard">39,1.6,1.876,0.276</text:p>
      <text:p text:style-name="Standard">40,1.2,1.928,0.728</text:p>
      <text:p text:style-name="Standard">41,0.5,2.522,2.022</text:p>
      <text:p text:style-name="Standard">42,2.833,1.891,-0.943</text:p>
      <text:p text:style-name="Standard">43,1.25,1.964,0.714</text:p>
      <text:p text:style-name="Standard">44,0.4,1.876,1.476</text:p>
      <text:p text:style-name="Standard">45,4.6,2.255,-2.345</text:p>
      <text:p text:style-name="Standard">46,3.667,1.91,-1.757</text:p>
      <text:p text:style-name="Standard">47,0.2,1.893,1.693</text:p>
      <text:p text:style-name="Standard">48,4.5,1.971,-2.529</text:p>
      <text:p text:style-name="Standard">49,1.333,1.876,0.542</text:p>
      <text:p text:style-name="Standard">50,0.4,1.95,1.55</text:p>
      <text:p text:style-name="Standard">51,4.429,1.912,-2.516</text:p>
      <text:p text:style-name="Standard">52,2.667,1.9,-0.766</text:p>
      <text:p text:style-name="Standard">53,1.6,1.876,0.276</text:p>
      <text:p text:style-name="Standard">54,1,1.895,0.895</text:p>
      <text:p text:style-name="Standard">55,1,1.898,0.898</text:p>
      <text:p text:style-name="Standard">56,2.5,1.949,-0.551</text:p>
      <text:p text:style-name="Standard">57,0.2,1.876,1.676</text:p>
      <text:p text:style-name="Standard">58,2,1.934,-0.066</text:p>
      <text:p text:style-name="Standard">59,1.333,1.91,0.576</text:p>
      <text:p text:style-name="Standard">60,2.5,1.91,-0.59</text:p>
      <text:p text:style-name="Standard">61,3.333,1.876,-1.458</text:p>
      <text:p text:style-name="Standard">62,2,2.053,0.053</text:p>
      <text:p text:style-name="Standard">63,2.6,1.876,-0.724</text:p>
      <text:p text:style-name="Standard">64,2.4,1.876,-0.524</text:p>
      <text:p text:style-name="Standard">65,0.4,1.921,1.521</text:p>
      <text:p text:style-name="Standard">66,0.167,1.903,1.736</text:p>
      <text:p text:style-name="Standard">67,1.6,2.171,0.571</text:p>
      <text:p text:style-name="Standard">68,1.714,1.917,0.202</text:p>
      <text:p text:style-name="Standard">69,2.25,1.876,-0.374</text:p>
      <text:p text:style-name="Standard">70,2,2.24,0.24</text:p>
      <text:p text:style-name="Standard">71,1.25,1.915,0.665</text:p>
      <text:p text:style-name="Standard">72,0,1.876,1.876</text:p>
      <text:p text:style-name="Standard">73,1,2.169,1.169</text:p>
      <text:p text:style-name="Standard">74,1,2.242,1.242</text:p>
      <text:p text:style-name="Standard">75,2.4,2.257,-0.143</text:p>
      <text:p text:style-name="Standard">76,1,1.918,0.918</text:p>
      <text:p text:style-name="Standard">77,4.2,1.876,-2.324</text:p>
      <text:p text:style-name="Standard">78,0,1.913,1.913</text:p>
      <text:p text:style-name="Standard">79,2,1.876,-0.124</text:p>
      <text:p text:style-name="Standard">80,1.5,1.898,0.398</text:p>
      <text:p text:style-name="Standard">81,3,2.148,-0.852</text:p>
      <text:p text:style-name="Standard">82,0.6,1.876,1.276</text:p>
      <text:p text:style-name="Standard">83,3.667,1.951,-1.716</text:p>
      <text:p text:style-name="Standard">84,2.8,1.915,-0.885</text:p>
      <text:p text:style-name="Standard">85,1,2.076,1.076</text:p>
      <text:p text:style-name="Standard">86,0.333,1.92,1.587</text:p>
      <text:p text:style-name="Standard">87,4.5,1.934,-2.566</text:p>
      <text:p text:style-name="Standard"><text:soft-page-break/>88,3,2.166,-0.834</text:p>
      <text:p text:style-name="Standard">89,1.167,1.891,0.724</text:p>
      <text:p text:style-name="Standard">90,1.4,2.225,0.825</text:p>
      <text:p text:style-name="Standard">91,1.2,1.974,0.774</text:p>
      <text:p text:style-name="Standard">92,0.286,2.182,1.896</text:p>
      <text:p text:style-name="Standard">93,2.4,2.148,-0.252</text:p>
      <text:p text:style-name="Standard">94,2.2,1.876,-0.324</text:p>
      <text:p text:style-name="Standard">95,1.2,1.876,0.676</text:p>
      <text:p text:style-name="Standard">96,0.2,1.895,1.695</text:p>
      <text:p text:style-name="Standard">97,1.6,1.876,0.276</text:p>
      <text:p text:style-name="Standard">98,1.75,1.897,0.147</text:p>
      <text:p text:style-name="Standard">99,0.833,1.876,1.042</text:p>
      <text:p text:style-name="Standard">100,2.25,1.876,-0.374</text:p>
      <text:p text:style-name="Standard">1,1.5,1.879,0.379</text:p>
      <text:p text:style-name="Standard">2,5,2.29,-2.71</text:p>
      <text:p text:style-name="Standard">3,1.833,1.848,0.015</text:p>
      <text:p text:style-name="Standard">4,3,1.832,-1.168</text:p>
      <text:p text:style-name="Standard">5,2.667,1.916,-0.751</text:p>
      <text:p text:style-name="Standard">6,1,1.832,0.832</text:p>
      <text:p text:style-name="Standard">7,1.833,1.832,-0.002</text:p>
      <text:p text:style-name="Standard">8,2.6,1.832,-0.768</text:p>
      <text:p text:style-name="Standard">9,3,1.875,-1.125</text:p>
      <text:p text:style-name="Standard">10,2.8,1.832,-0.968</text:p>
      <text:p text:style-name="Standard">11,1.75,1.976,0.226</text:p>
      <text:p text:style-name="Standard">12,4.5,2.178,-2.322</text:p>
      <text:p text:style-name="Standard">13,3.4,1.881,-1.519</text:p>
      <text:p text:style-name="Standard">14,2.2,1.857,-0.343</text:p>
      <text:p text:style-name="Standard">15,4.333,1.882,-2.451</text:p>
      <text:p text:style-name="Standard">16,2.75,1.91,-0.84</text:p>
      <text:p text:style-name="Standard">17,1.8,2.231,0.431</text:p>
      <text:p text:style-name="Standard">18,3,1.884,-1.116</text:p>
      <text:p text:style-name="Standard">19,0.2,1.947,1.747</text:p>
      <text:p text:style-name="Standard">20,3.5,1.832,-1.668</text:p>
      <text:p text:style-name="Standard">21,1.333,2.135,0.802</text:p>
      <text:p text:style-name="Standard">22,2.6,1.893,-0.707</text:p>
      <text:p text:style-name="Standard">23,3,1.883,-1.117</text:p>
      <text:p text:style-name="Standard">24,3.75,2.159,-1.591</text:p>
      <text:p text:style-name="Standard">25,3.6,1.875,-1.725</text:p>
      <text:p text:style-name="Standard">26,4,1.832,-2.168</text:p>
      <text:p text:style-name="Standard">27,1.667,2.17,0.504</text:p>
      <text:p text:style-name="Standard">28,3.333,1.832,-1.502</text:p>
      <text:p text:style-name="Standard">29,3.6,1.832,-1.768</text:p>
      <text:p text:style-name="Standard">30,0.6,1.832,1.232</text:p>
      <text:p text:style-name="Standard">31,2.6,1.859,-0.741</text:p>
      <text:p text:style-name="Standard">32,3.167,1.865,-1.301</text:p>
      <text:p text:style-name="Standard">33,3.833,1.832,-2.002</text:p>
      <text:p text:style-name="Standard">34,2.8,2.222,-0.578</text:p>
      <text:p text:style-name="Standard">35,1.2,1.832,0.632</text:p>
      <text:p text:style-name="Standard">36,0.6,2.441,1.841</text:p>
      <text:p text:style-name="Standard">37,1.4,1.832,0.432</text:p>
      <text:p text:style-name="Standard">38,2.25,1.857,-0.393</text:p>
      <text:p text:style-name="Standard"><text:soft-page-break/>39,0.333,1.832,1.498</text:p>
      <text:p text:style-name="Standard">40,3.167,1.859,-1.308</text:p>
      <text:p text:style-name="Standard">41,1.667,1.832,0.165</text:p>
      <text:p text:style-name="Standard">42,2.8,2.182,-0.618</text:p>
      <text:p text:style-name="Standard">43,4.6,1.91,-2.69</text:p>
      <text:p text:style-name="Standard">44,2,2.235,0.235</text:p>
      <text:p text:style-name="Standard">45,1,1.99,0.99</text:p>
      <text:p text:style-name="Standard">46,1,1.832,0.832</text:p>
      <text:p text:style-name="Standard">47,1.75,2.182,0.432</text:p>
      <text:p text:style-name="Standard">48,1.8,1.865,0.065</text:p>
      <text:p text:style-name="Standard">49,2.25,1.832,-0.418</text:p>
      <text:p text:style-name="Standard">50,0.4,1.832,1.432</text:p>
      <text:p text:style-name="Standard">51,0.75,2.157,1.407</text:p>
      <text:p text:style-name="Standard">52,2.8,1.832,-0.968</text:p>
      <text:p text:style-name="Standard">53,1.75,1.832,0.082</text:p>
      <text:p text:style-name="Standard">54,1.167,1.91,0.743</text:p>
      <text:p text:style-name="Standard">55,3.333,1.884,-1.449</text:p>
      <text:p text:style-name="Standard">56,2,1.954,-0.046</text:p>
      <text:p text:style-name="Standard">57,2.167,1.857,-0.31</text:p>
      <text:p text:style-name="Standard">58,0,1.87,1.87</text:p>
      <text:p text:style-name="Standard">59,1.167,1.832,0.665</text:p>
      <text:p text:style-name="Standard">60,0.2,1.832,1.632</text:p>
      <text:p text:style-name="Standard">61,3,1.832,-1.168</text:p>
      <text:p text:style-name="Standard">62,2.833,1.999,-0.834</text:p>
      <text:p text:style-name="Standard">63,3.4,1.832,-1.568</text:p>
      <text:p text:style-name="Standard">64,0,1.922,1.922</text:p>
      <text:p text:style-name="Standard">65,0.4,1.882,1.482</text:p>
      <text:p text:style-name="Standard">66,0.8,2.202,1.402</text:p>
      <text:p text:style-name="Standard">67,2.5,2.256,-0.244</text:p>
      <text:p text:style-name="Standard">68,2.25,1.933,-0.317</text:p>
      <text:p text:style-name="Standard">69,3.8,1.893,-1.907</text:p>
      <text:p text:style-name="Standard">70,2.6,1.879,-0.721</text:p>
      <text:p text:style-name="Standard">71,1.5,2.012,0.512</text:p>
      <text:p text:style-name="Standard">72,1,1.832,0.832</text:p>
      <text:p text:style-name="Standard">73,3.833,1.849,-1.984</text:p>
      <text:p text:style-name="Standard">74,2.2,2.29,0.09</text:p>
      <text:p text:style-name="Standard">75,1,2.533,1.533</text:p>
      <text:p text:style-name="Standard">76,0.333,1.93,1.597</text:p>
      <text:p text:style-name="Standard">77,3.4,1.889,-1.511</text:p>
      <text:p text:style-name="Standard">78,3,2.135,-0.865</text:p>
      <text:p text:style-name="Standard">79,1.4,1.832,0.432</text:p>
      <text:p text:style-name="Standard">80,1.75,1.832,0.082</text:p>
      <text:p text:style-name="Standard">81,1.75,1.926,0.176</text:p>
      <text:p text:style-name="Standard">82,0.8,2.464,1.664</text:p>
      <text:p text:style-name="Standard">83,2.2,2.014,-0.186</text:p>
      <text:p text:style-name="Standard">84,2,1.891,-0.109</text:p>
      <text:p text:style-name="Standard">85,2,1.869,-0.131</text:p>
      <text:p text:style-name="Standard">86,2.4,1.885,-0.515</text:p>
      <text:p text:style-name="Standard">87,0,1.865,1.865</text:p>
      <text:p text:style-name="Standard">88,2.5,1.89,-0.61</text:p>
      <text:p text:style-name="Standard">89,1.75,1.832,0.082</text:p>
      <text:p text:style-name="Standard"><text:soft-page-break/>90,2.8,2.227,-0.573</text:p>
      <text:p text:style-name="Standard">91,0,1.87,1.87</text:p>
      <text:p text:style-name="Standard">92,1.5,1.934,0.434</text:p>
      <text:p text:style-name="Standard">93,1.8,1.832,0.032</text:p>
      <text:p text:style-name="Standard">94,1,2.135,1.135</text:p>
      <text:p text:style-name="Standard">95,1.667,1.889,0.222</text:p>
      <text:p text:style-name="Standard">96,1,2.232,1.232</text:p>
      <text:p text:style-name="Standard">97,0.2,1.832,1.632</text:p>
      <text:p text:style-name="Standard">98,1.6,1.832,0.232</text:p>
      <text:p text:style-name="Standard">99,1.2,1.832,0.632</text:p>
      <text:p text:style-name="Standard">100,2.8,1.877,-0.923</text:p>
      <text:p text:style-name="Standard">1,3.5,1.904,-1.596</text:p>
      <text:p text:style-name="Standard">2,1.333,1.874,0.541</text:p>
      <text:p text:style-name="Standard">3,2.8,1.874,-0.926</text:p>
      <text:p text:style-name="Standard">4,1.6,1.874,0.274</text:p>
      <text:p text:style-name="Standard">5,1.4,1.895,0.495</text:p>
      <text:p text:style-name="Standard">6,2.6,2.126,-0.474</text:p>
      <text:p text:style-name="Standard">7,0.25,1.874,1.624</text:p>
      <text:p text:style-name="Standard">8,0,1.874,1.874</text:p>
      <text:p text:style-name="Standard">9,1.667,2.004,0.338</text:p>
      <text:p text:style-name="Standard">10,0.333,1.966,1.632</text:p>
      <text:p text:style-name="Standard">11,2,1.892,-0.108</text:p>
      <text:p text:style-name="Standard">12,2.75,1.874,-0.876</text:p>
      <text:p text:style-name="Standard">13,2.2,1.874,-0.326</text:p>
      <text:p text:style-name="Standard">14,4.6,2.126,-2.474</text:p>
      <text:p text:style-name="Standard">15,2.167,2.185,0.018</text:p>
      <text:p text:style-name="Standard">16,1.2,1.967,0.767</text:p>
      <text:p text:style-name="Standard">17,1.6,1.902,0.302</text:p>
      <text:p text:style-name="Standard">18,2.25,2.286,0.036</text:p>
      <text:p text:style-name="Standard">19,0.8,2.126,1.326</text:p>
      <text:p text:style-name="Standard">20,0,1.933,1.933</text:p>
      <text:p text:style-name="Standard">21,1.2,1.891,0.691</text:p>
      <text:p text:style-name="Standard">22,2.8,2.126,-0.674</text:p>
      <text:p text:style-name="Standard">23,3,1.915,-1.085</text:p>
      <text:p text:style-name="Standard">24,4.8,2.147,-2.653</text:p>
      <text:p text:style-name="Standard">25,1.833,1.95,0.116</text:p>
      <text:p text:style-name="Standard">26,0.333,1.928,1.594</text:p>
      <text:p text:style-name="Standard">27,1.25,1.91,0.66</text:p>
      <text:p text:style-name="Standard">28,1.6,1.874,0.274</text:p>
      <text:p text:style-name="Standard">29,1.2,2.198,0.998</text:p>
      <text:p text:style-name="Standard">30,3.2,1.922,-1.278</text:p>
      <text:p text:style-name="Standard">31,0.6,1.937,1.337</text:p>
      <text:p text:style-name="Standard">32,2.8,2.149,-0.651</text:p>
      <text:p text:style-name="Standard">33,2.4,1.918,-0.482</text:p>
      <text:p text:style-name="Standard">34,1.4,1.958,0.558</text:p>
      <text:p text:style-name="Standard">35,0.5,1.874,1.374</text:p>
      <text:p text:style-name="Standard">36,3.4,1.925,-1.475</text:p>
      <text:p text:style-name="Standard">37,0.2,1.874,1.674</text:p>
      <text:p text:style-name="Standard">38,2.333,2.038,-0.295</text:p>
      <text:p text:style-name="Standard">39,1.6,1.956,0.356</text:p>
      <text:p text:style-name="Standard">40,2.8,1.894,-0.906</text:p>
      <text:p text:style-name="Standard"><text:soft-page-break/>41,0.6,2.151,1.551</text:p>
      <text:p text:style-name="Standard">42,0.2,1.874,1.674</text:p>
      <text:p text:style-name="Standard">43,3.333,1.995,-1.338</text:p>
      <text:p text:style-name="Standard">44,1.667,1.902,0.236</text:p>
      <text:p text:style-name="Standard">45,2.8,1.933,-0.867</text:p>
      <text:p text:style-name="Standard">46,3.333,2.456,-0.878</text:p>
      <text:p text:style-name="Standard">47,2.4,2.146,-0.254</text:p>
      <text:p text:style-name="Standard">48,0.5,1.987,1.487</text:p>
      <text:p text:style-name="Standard">49,1.4,1.874,0.474</text:p>
      <text:p text:style-name="Standard">50,1.2,1.892,0.692</text:p>
      <text:p text:style-name="Standard">51,2.4,1.874,-0.526</text:p>
      <text:p text:style-name="Standard">52,4,1.894,-2.106</text:p>
      <text:p text:style-name="Standard">53,2.167,2.444,0.278</text:p>
      <text:p text:style-name="Standard">54,1.5,1.874,0.374</text:p>
      <text:p text:style-name="Standard">55,2,1.91,-0.09</text:p>
      <text:p text:style-name="Standard">56,1.6,1.874,0.274</text:p>
      <text:p text:style-name="Standard">57,2.2,1.874,-0.326</text:p>
      <text:p text:style-name="Standard">58,3.75,1.874,-1.876</text:p>
      <text:p text:style-name="Standard">59,0.333,1.897,1.564</text:p>
      <text:p text:style-name="Standard">60,1.667,1.937,0.271</text:p>
      <text:p text:style-name="Standard">61,1.5,1.874,0.374</text:p>
      <text:p text:style-name="Standard">62,0,2.289,2.289</text:p>
      <text:p text:style-name="Standard">63,1,2.212,1.212</text:p>
      <text:p text:style-name="Standard">64,2.833,2.184,-0.649</text:p>
      <text:p text:style-name="Standard">65,1.833,1.874,0.041</text:p>
      <text:p text:style-name="Standard">66,2,2.146,0.146</text:p>
      <text:p text:style-name="Standard">67,1.6,1.956,0.356</text:p>
      <text:p text:style-name="Standard">68,4.2,1.874,-2.326</text:p>
      <text:p text:style-name="Standard">69,2.2,1.874,-0.326</text:p>
      <text:p text:style-name="Standard">70,3.4,2.178,-1.222</text:p>
      <text:p text:style-name="Standard">71,2,1.915,-0.085</text:p>
      <text:p text:style-name="Standard">72,3.167,1.874,-1.292</text:p>
      <text:p text:style-name="Standard">73,3.833,1.981,-1.852</text:p>
      <text:p text:style-name="Standard">74,0.833,1.947,1.114</text:p>
      <text:p text:style-name="Standard">75,1.4,1.949,0.549</text:p>
      <text:p text:style-name="Standard">76,2.2,1.928,-0.272</text:p>
      <text:p text:style-name="Standard">77,1.167,1.874,0.708</text:p>
      <text:p text:style-name="Standard">78,2.5,1.874,-0.626</text:p>
      <text:p text:style-name="Standard">79,0.4,1.891,1.491</text:p>
      <text:p text:style-name="Standard">80,4.333,1.874,-2.459</text:p>
      <text:p text:style-name="Standard">81,1.5,1.925,0.425</text:p>
      <text:p text:style-name="Standard">82,0.2,1.874,1.674</text:p>
      <text:p text:style-name="Standard">83,0.6,1.967,1.367</text:p>
      <text:p text:style-name="Standard">84,3.833,2.154,-1.679</text:p>
      <text:p text:style-name="Standard">85,1.4,2.197,0.797</text:p>
      <text:p text:style-name="Standard">86,0,1.874,1.874</text:p>
      <text:p text:style-name="Standard">87,2.4,2.126,-0.274</text:p>
      <text:p text:style-name="Standard">88,1.167,1.98,0.813</text:p>
      <text:p text:style-name="Standard">89,1.143,2.328,1.185</text:p>
      <text:p text:style-name="Standard">90,1.167,1.918,0.752</text:p>
      <text:p text:style-name="Standard">91,1,1.928,0.928</text:p>
      <text:p text:style-name="Standard"><text:soft-page-break/>92,0.6,1.923,1.323</text:p>
      <text:p text:style-name="Standard">93,0,1.936,1.936</text:p>
      <text:p text:style-name="Standard">94,2.8,1.889,-0.911</text:p>
      <text:p text:style-name="Standard">95,3,1.874,-1.126</text:p>
      <text:p text:style-name="Standard">96,3.8,2.126,-1.674</text:p>
      <text:p text:style-name="Standard">97,1.5,1.923,0.423</text:p>
      <text:p text:style-name="Standard">98,2,1.874,-0.126</text:p>
      <text:p text:style-name="Standard">99,3.333,1.902,-1.431</text:p>
      <text:p text:style-name="Standard">100,1.5,1.874,0.374</text:p>
      <text:p text:style-name="Standard">1,3.833,1.957,-1.876</text:p>
      <text:p text:style-name="Standard">2,1.833,1.99,0.156</text:p>
      <text:p text:style-name="Standard">3,0.429,2.479,2.05</text:p>
      <text:p text:style-name="Standard">4,2.667,1.851,-0.816</text:p>
      <text:p text:style-name="Standard">5,1.2,2.237,1.037</text:p>
      <text:p text:style-name="Standard">6,2,1.905,-0.095</text:p>
      <text:p text:style-name="Standard">7,3.6,1.905,-1.695</text:p>
      <text:p text:style-name="Standard">8,0.6,1.851,1.251</text:p>
      <text:p text:style-name="Standard">9,3.75,2.001,-1.749</text:p>
      <text:p text:style-name="Standard">10,5,1.879,-3.121</text:p>
      <text:p text:style-name="Standard">11,1.8,1.851,0.051</text:p>
      <text:p text:style-name="Standard">12,4.4,1.851,-2.549</text:p>
      <text:p text:style-name="Standard">13,1.6,2.264,0.664</text:p>
      <text:p text:style-name="Standard">14,2.2,1.851,-0.349</text:p>
      <text:p text:style-name="Standard">15,0.167,1.892,1.726</text:p>
      <text:p text:style-name="Standard">16,1.75,2.246,0.496</text:p>
      <text:p text:style-name="Standard">17,1.6,1.851,0.251</text:p>
      <text:p text:style-name="Standard">18,1.4,2.212,0.812</text:p>
      <text:p text:style-name="Standard">19,3.333,1.942,-1.391</text:p>
      <text:p text:style-name="Standard">20,1.6,2.262,0.662</text:p>
      <text:p text:style-name="Standard">21,1.2,1.851,0.651</text:p>
      <text:p text:style-name="Standard">22,1.8,2.011,0.211</text:p>
      <text:p text:style-name="Standard">23,1.75,1.975,0.225</text:p>
      <text:p text:style-name="Standard">24,3.2,1.851,-1.349</text:p>
      <text:p text:style-name="Standard">25,0.25,1.87,1.62</text:p>
      <text:p text:style-name="Standard">26,0.167,1.89,1.723</text:p>
      <text:p text:style-name="Standard">27,3.2,1.91,-1.29</text:p>
      <text:p text:style-name="Standard">28,0.667,2.282,1.615</text:p>
      <text:p text:style-name="Standard">29,1.6,1.851,0.251</text:p>
      <text:p text:style-name="Standard">30,1.2,2.34,1.14</text:p>
      <text:p text:style-name="Standard">31,1.25,2.188,0.938</text:p>
      <text:p text:style-name="Standard">32,1.8,2.184,0.384</text:p>
      <text:p text:style-name="Standard">33,1.667,1.91,0.243</text:p>
      <text:p text:style-name="Standard">34,1,1.901,0.901</text:p>
      <text:p text:style-name="Standard">35,1.4,1.851,0.451</text:p>
      <text:p text:style-name="Standard">36,1,1.851,0.851</text:p>
      <text:p text:style-name="Standard">37,3.167,1.851,-1.316</text:p>
      <text:p text:style-name="Standard">38,2.2,2.212,0.012</text:p>
      <text:p text:style-name="Standard">39,0,1.851,1.851</text:p>
      <text:p text:style-name="Standard">40,2.333,1.901,-0.432</text:p>
      <text:p text:style-name="Standard">41,3,2.24,-0.76</text:p>
      <text:p text:style-name="Standard">42,1,2.272,1.272</text:p>
      <text:p text:style-name="Standard"><text:soft-page-break/>43,0.4,1.931,1.531</text:p>
      <text:p text:style-name="Standard">44,3.167,1.888,-1.279</text:p>
      <text:p text:style-name="Standard">45,0.6,1.872,1.272</text:p>
      <text:p text:style-name="Standard">46,2.4,1.851,-0.549</text:p>
      <text:p text:style-name="Standard">47,4.5,1.877,-2.623</text:p>
      <text:p text:style-name="Standard">48,1.2,1.89,0.69</text:p>
      <text:p text:style-name="Standard">49,1,1.912,0.912</text:p>
      <text:p text:style-name="Standard">50,2.333,2.175,-0.159</text:p>
      <text:p text:style-name="Standard">51,0.25,1.89,1.64</text:p>
      <text:p text:style-name="Standard">52,2.4,1.851,-0.549</text:p>
      <text:p text:style-name="Standard">53,2.429,1.851,-0.578</text:p>
      <text:p text:style-name="Standard">54,3.2,1.901,-1.299</text:p>
      <text:p text:style-name="Standard">55,2,1.851,-0.149</text:p>
      <text:p text:style-name="Standard">56,1.5,2.035,0.535</text:p>
      <text:p text:style-name="Standard">57,1.4,1.925,0.525</text:p>
      <text:p text:style-name="Standard">58,1.667,2.234,0.567</text:p>
      <text:p text:style-name="Standard">59,0.6,1.851,1.251</text:p>
      <text:p text:style-name="Standard">60,3.8,1.914,-1.886</text:p>
      <text:p text:style-name="Standard">61,2.8,2.102,-0.698</text:p>
      <text:p text:style-name="Standard">62,1.167,1.851,0.684</text:p>
      <text:p text:style-name="Standard">63,0.5,1.851,1.351</text:p>
      <text:p text:style-name="Standard">64,3.833,1.898,-1.936</text:p>
      <text:p text:style-name="Standard">65,3.2,1.947,-1.253</text:p>
      <text:p text:style-name="Standard">66,3,1.877,-1.123</text:p>
      <text:p text:style-name="Standard">67,0.6,2.205,1.605</text:p>
      <text:p text:style-name="Standard">68,2,1.999,-0.001</text:p>
      <text:p text:style-name="Standard">69,3,2.198,-0.802</text:p>
      <text:p text:style-name="Standard">70,1.75,2.303,0.553</text:p>
      <text:p text:style-name="Standard">71,3.6,2.257,-1.343</text:p>
      <text:p text:style-name="Standard">72,0.4,1.917,1.517</text:p>
      <text:p text:style-name="Standard">73,2,1.877,-0.123</text:p>
      <text:p text:style-name="Standard">74,1.167,1.851,0.684</text:p>
      <text:p text:style-name="Standard">75,4.2,2.203,-1.997</text:p>
      <text:p text:style-name="Standard">76,2.2,1.897,-0.303</text:p>
      <text:p text:style-name="Standard">77,1.2,1.91,0.71</text:p>
      <text:p text:style-name="Standard">78,2,1.918,-0.082</text:p>
      <text:p text:style-name="Standard">79,1.4,1.902,0.502</text:p>
      <text:p text:style-name="Standard">80,1,1.91,0.91</text:p>
      <text:p text:style-name="Standard">81,1.5,2.262,0.762</text:p>
      <text:p text:style-name="Standard">82,1,2.396,1.396</text:p>
      <text:p text:style-name="Standard">83,1.8,1.92,0.12</text:p>
      <text:p text:style-name="Standard">84,2.2,1.948,-0.252</text:p>
      <text:p text:style-name="Standard">85,0.4,1.851,1.451</text:p>
      <text:p text:style-name="Standard">86,3,1.914,-1.086</text:p>
      <text:p text:style-name="Standard">87,0.667,2.22,1.553</text:p>
      <text:p text:style-name="Standard">88,1.2,2.264,1.064</text:p>
      <text:p text:style-name="Standard">89,2.4,1.899,-0.501</text:p>
      <text:p text:style-name="Standard">90,1,1.969,0.969</text:p>
      <text:p text:style-name="Standard">91,1.2,1.924,0.724</text:p>
      <text:p text:style-name="Standard">92,3.167,1.895,-1.271</text:p>
      <text:p text:style-name="Standard">93,0.833,2.329,1.496</text:p>
      <text:p text:style-name="Standard"><text:soft-page-break/>94,3.667,1.914,-1.753</text:p>
      <text:p text:style-name="Standard">95,3.2,1.942,-1.258</text:p>
      <text:p text:style-name="Standard">96,0,1.894,1.894</text:p>
      <text:p text:style-name="Standard">97,0.8,1.851,1.051</text:p>
      <text:p text:style-name="Standard">98,1.8,1.899,0.099</text:p>
      <text:p text:style-name="Standard">99,4.25,2.188,-2.062</text:p>
      <text:p text:style-name="Standard">100,0,1.952,1.952</text:p>
      <text:p text:style-name="Standard"/>
      <text:p text:style-name="Standard">=== Cross-validation ===</text:p>
      <text:p text:style-name="Standard">=== Summary ===</text:p>
      <text:p text:style-name="Standard"/>
      <text:p text:style-name="Standard">Correlation coefficient <text:s text:c="17"/>0.0883</text:p>
      <text:p text:style-name="Standard">Mean absolute error <text:s text:c="21"/>0.9771</text:p>
      <text:p text:style-name="Standard">Root mean squared error <text:s text:c="17"/>1.1824</text:p>
      <text:p text:style-name="Standard">Relative absolute error <text:s text:c="16"/>99.6534 %</text:p>
      <text:p text:style-name="Standard">Root relative squared error <text:s text:c="12"/>99.5224 %</text:p>
      <text:p text:style-name="Standard">Total Number of Instances <text:s text:c="12"/>1000 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4-11-26T14:42:04</meta:creation-date>
    <meta:document-statistic meta:table-count="0" meta:image-count="0" meta:object-count="0" meta:page-count="21" meta:paragraph-count="1025" meta:word-count="1088" meta:character-count="19242"/>
    <dc:date>2014-11-26T14:42:22</dc:date>
    <dc:creator>amita misra</dc:creator>
    <meta:editing-duration>PT18S</meta:editing-duration>
    <meta:editing-cycles>1</meta:editing-cycles>
    <meta:generator>OpenOffice/4.1.0$Unix OpenOffice.org_project/410m18$Build-9764</meta:generator>
  </office:meta>
</office:document-meta>
</file>